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11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2885" calcext:value-type="float">
            <text:p><text:s text:c="3"/>82,885</text:p>
          </table:table-cell>
          <table:table-cell table:style-name="ce25" office:value-type="float" office:value="3759" calcext:value-type="float">
            <text:p><text:s text:c="3"/>3,759</text:p>
          </table:table-cell>
          <table:table-cell table:style-name="ce25" office:value-type="float" office:value="6875" calcext:value-type="float">
            <text:p><text:s text:c="3"/>6,875</text:p>
          </table:table-cell>
          <table:table-cell table:style-name="ce25" office:value-type="float" office:value="6671" calcext:value-type="float">
            <text:p><text:s text:c="3"/>6,671</text:p>
          </table:table-cell>
          <table:table-cell table:style-name="ce25" office:value-type="float" office:value="2921" calcext:value-type="float">
            <text:p><text:s text:c="3"/>2,921</text:p>
          </table:table-cell>
          <table:table-cell table:style-name="ce25" office:value-type="float" office:value="2866" calcext:value-type="float">
            <text:p><text:s text:c="3"/>2,866</text:p>
          </table:table-cell>
          <table:table-cell table:style-name="ce25" office:value-type="float" office:value="1596" calcext:value-type="float">
            <text:p><text:s text:c="3"/>1,596</text:p>
          </table:table-cell>
          <table:table-cell table:style-name="ce25" office:value-type="float" office:value="2737" calcext:value-type="float">
            <text:p><text:s text:c="3"/>2,737</text:p>
          </table:table-cell>
          <table:table-cell table:style-name="ce25" office:value-type="float" office:value="8137" calcext:value-type="float">
            <text:p><text:s text:c="3"/>8,137</text:p>
          </table:table-cell>
          <table:table-cell table:style-name="ce25" office:value-type="float" office:value="443" calcext:value-type="float">
            <text:p><text:s text:c="3"/>443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635" calcext:value-type="float">
            <text:p><text:s text:c="3"/>3,635</text:p>
          </table:table-cell>
          <table:table-cell table:style-name="ce25" office:value-type="float" office:value="41862" calcext:value-type="float">
            <text:p><text:s text:c="3"/>41,862</text:p>
          </table:table-cell>
          <table:table-cell table:style-name="ce25" office:value-type="float" office:value="1372" calcext:value-type="float">
            <text:p><text:s text:c="3"/>1,372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79819" calcext:value-type="float">
            <text:p><text:s text:c="3"/>79,819</text:p>
          </table:table-cell>
          <table:table-cell table:style-name="ce25" office:value-type="float" office:value="1992" calcext:value-type="float">
            <text:p><text:s text:c="3"/>1,992</text:p>
          </table:table-cell>
          <table:table-cell table:style-name="ce25" office:value-type="float" office:value="7251" calcext:value-type="float">
            <text:p><text:s text:c="3"/>7,251</text:p>
          </table:table-cell>
          <table:table-cell table:style-name="ce25" office:value-type="float" office:value="3692" calcext:value-type="float">
            <text:p><text:s text:c="3"/>3,692</text:p>
          </table:table-cell>
          <table:table-cell table:style-name="ce25" office:value-type="float" office:value="4162" calcext:value-type="float">
            <text:p><text:s text:c="3"/>4,162</text:p>
          </table:table-cell>
          <table:table-cell table:style-name="ce25" office:value-type="float" office:value="4759" calcext:value-type="float">
            <text:p><text:s text:c="3"/>4,759</text:p>
          </table:table-cell>
          <table:table-cell table:style-name="ce25" office:value-type="float" office:value="1970" calcext:value-type="float">
            <text:p><text:s text:c="3"/>1,970</text:p>
          </table:table-cell>
          <table:table-cell table:style-name="ce25" office:value-type="float" office:value="2753" calcext:value-type="float">
            <text:p><text:s text:c="3"/>2,753</text:p>
          </table:table-cell>
          <table:table-cell table:style-name="ce25" office:value-type="float" office:value="7307" calcext:value-type="float">
            <text:p><text:s text:c="3"/>7,307</text:p>
          </table:table-cell>
          <table:table-cell table:style-name="ce25" office:value-type="float" office:value="352" calcext:value-type="float">
            <text:p><text:s text:c="3"/>35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635" calcext:value-type="float">
            <text:p><text:s text:c="3"/>3,635</text:p>
          </table:table-cell>
          <table:table-cell table:style-name="ce25" office:value-type="float" office:value="41862" calcext:value-type="float">
            <text:p><text:s text:c="3"/>41,862</text:p>
          </table:table-cell>
          <table:table-cell table:style-name="ce25" office:value-type="float" office:value="67" calcext:value-type="float">
            <text:p><text:s text:c="3"/>67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9" office:value-type="float" office:value="3066" calcext:value-type="float">
            <text:p><text:s text:c="3"/>3,06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8424" calcext:value-type="float">
            <text:p><text:s text:c="3"/>38,424</text:p>
          </table:table-cell>
          <table:table-cell table:style-name="ce25" office:value-type="float" office:value="1689" calcext:value-type="float">
            <text:p><text:s text:c="3"/>1,689</text:p>
          </table:table-cell>
          <table:table-cell table:style-name="ce25" office:value-type="float" office:value="3239" calcext:value-type="float">
            <text:p><text:s text:c="3"/>3,239</text:p>
          </table:table-cell>
          <table:table-cell table:style-name="ce25" office:value-type="float" office:value="3122" calcext:value-type="float">
            <text:p><text:s text:c="3"/>3,122</text:p>
          </table:table-cell>
          <table:table-cell table:style-name="ce25" office:value-type="float" office:value="1391" calcext:value-type="float">
            <text:p><text:s text:c="3"/>1,391</text:p>
          </table:table-cell>
          <table:table-cell table:style-name="ce25" office:value-type="float" office:value="1383" calcext:value-type="float">
            <text:p><text:s text:c="3"/>1,383</text:p>
          </table:table-cell>
          <table:table-cell table:style-name="ce25" office:value-type="float" office:value="744" calcext:value-type="float">
            <text:p><text:s text:c="3"/>744</text:p>
          </table:table-cell>
          <table:table-cell table:style-name="ce25" office:value-type="float" office:value="1317" calcext:value-type="float">
            <text:p><text:s text:c="3"/>1,317</text:p>
          </table:table-cell>
          <table:table-cell table:style-name="ce25" office:value-type="float" office:value="3791" calcext:value-type="float">
            <text:p><text:s text:c="3"/>3,791</text:p>
          </table:table-cell>
          <table:table-cell table:style-name="ce25" office:value-type="float" office:value="262" calcext:value-type="float">
            <text:p><text:s text:c="3"/>26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96" calcext:value-type="float">
            <text:p><text:s text:c="3"/>1,696</text:p>
          </table:table-cell>
          <table:table-cell table:style-name="ce25" office:value-type="float" office:value="19315" calcext:value-type="float">
            <text:p><text:s text:c="3"/>19,315</text:p>
          </table:table-cell>
          <table:table-cell table:style-name="ce25" office:value-type="float" office:value="471" calcext:value-type="float">
            <text:p><text:s text:c="3"/>471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37188" calcext:value-type="float">
            <text:p><text:s text:c="3"/>37,188</text:p>
          </table:table-cell>
          <table:table-cell table:style-name="ce25" office:value-type="float" office:value="881" calcext:value-type="float">
            <text:p><text:s text:c="3"/>881</text:p>
          </table:table-cell>
          <table:table-cell table:style-name="ce25" office:value-type="float" office:value="3452" calcext:value-type="float">
            <text:p><text:s text:c="3"/>3,452</text:p>
          </table:table-cell>
          <table:table-cell table:style-name="ce25" office:value-type="float" office:value="1638" calcext:value-type="float">
            <text:p><text:s text:c="3"/>1,638</text:p>
          </table:table-cell>
          <table:table-cell table:style-name="ce25" office:value-type="float" office:value="1940" calcext:value-type="float">
            <text:p><text:s text:c="3"/>1,940</text:p>
          </table:table-cell>
          <table:table-cell table:style-name="ce25" office:value-type="float" office:value="2127" calcext:value-type="float">
            <text:p><text:s text:c="3"/>2,127</text:p>
          </table:table-cell>
          <table:table-cell table:style-name="ce25" office:value-type="float" office:value="976" calcext:value-type="float">
            <text:p><text:s text:c="3"/>976</text:p>
          </table:table-cell>
          <table:table-cell table:style-name="ce25" office:value-type="float" office:value="1297" calcext:value-type="float">
            <text:p><text:s text:c="3"/>1,297</text:p>
          </table:table-cell>
          <table:table-cell table:style-name="ce25" office:value-type="float" office:value="3604" calcext:value-type="float">
            <text:p><text:s text:c="3"/>3,604</text:p>
          </table:table-cell>
          <table:table-cell table:style-name="ce25" office:value-type="float" office:value="215" calcext:value-type="float">
            <text:p><text:s text:c="3"/>215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96" calcext:value-type="float">
            <text:p><text:s text:c="3"/>1,696</text:p>
          </table:table-cell>
          <table:table-cell table:style-name="ce25" office:value-type="float" office:value="19315" calcext:value-type="float">
            <text:p><text:s text:c="3"/>19,315</text:p>
          </table:table-cell>
          <table:table-cell table:style-name="ce25" office:value-type="float" office:value="36" calcext:value-type="float">
            <text:p><text:s text:c="3"/>36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43" office:value-type="float" office:value="1236" calcext:value-type="float">
            <text:p><text:s text:c="3"/>1,23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4461" calcext:value-type="float">
            <text:p><text:s text:c="3"/>44,461</text:p>
          </table:table-cell>
          <table:table-cell table:style-name="ce25" office:value-type="float" office:value="2070" calcext:value-type="float">
            <text:p><text:s text:c="3"/>2,070</text:p>
          </table:table-cell>
          <table:table-cell table:style-name="ce25" office:value-type="float" office:value="3636" calcext:value-type="float">
            <text:p><text:s text:c="3"/>3,636</text:p>
          </table:table-cell>
          <table:table-cell table:style-name="ce25" office:value-type="float" office:value="3549" calcext:value-type="float">
            <text:p><text:s text:c="3"/>3,549</text:p>
          </table:table-cell>
          <table:table-cell table:style-name="ce25" office:value-type="float" office:value="1530" calcext:value-type="float">
            <text:p><text:s text:c="3"/>1,530</text:p>
          </table:table-cell>
          <table:table-cell table:style-name="ce25" office:value-type="float" office:value="1483" calcext:value-type="float">
            <text:p><text:s text:c="3"/>1,483</text:p>
          </table:table-cell>
          <table:table-cell table:style-name="ce25" office:value-type="float" office:value="852" calcext:value-type="float">
            <text:p><text:s text:c="3"/>852</text:p>
          </table:table-cell>
          <table:table-cell table:style-name="ce25" office:value-type="float" office:value="1420" calcext:value-type="float">
            <text:p><text:s text:c="3"/>1,420</text:p>
          </table:table-cell>
          <table:table-cell table:style-name="ce25" office:value-type="float" office:value="4346" calcext:value-type="float">
            <text:p><text:s text:c="3"/>4,346</text:p>
          </table:table-cell>
          <table:table-cell table:style-name="ce25" office:value-type="float" office:value="181" calcext:value-type="float">
            <text:p><text:s text:c="3"/>18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39" calcext:value-type="float">
            <text:p><text:s text:c="3"/>1,939</text:p>
          </table:table-cell>
          <table:table-cell table:style-name="ce25" office:value-type="float" office:value="22547" calcext:value-type="float">
            <text:p><text:s text:c="3"/>22,547</text:p>
          </table:table-cell>
          <table:table-cell table:style-name="ce25" office:value-type="float" office:value="901" calcext:value-type="float">
            <text:p><text:s text:c="3"/>901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42631" calcext:value-type="float">
            <text:p><text:s text:c="3"/>42,631</text:p>
          </table:table-cell>
          <table:table-cell table:style-name="ce25" office:value-type="float" office:value="1111" calcext:value-type="float">
            <text:p><text:s text:c="3"/>1,111</text:p>
          </table:table-cell>
          <table:table-cell table:style-name="ce25" office:value-type="float" office:value="3799" calcext:value-type="float">
            <text:p><text:s text:c="3"/>3,799</text:p>
          </table:table-cell>
          <table:table-cell table:style-name="ce25" office:value-type="float" office:value="2054" calcext:value-type="float">
            <text:p><text:s text:c="3"/>2,054</text:p>
          </table:table-cell>
          <table:table-cell table:style-name="ce25" office:value-type="float" office:value="2222" calcext:value-type="float">
            <text:p><text:s text:c="3"/>2,222</text:p>
          </table:table-cell>
          <table:table-cell table:style-name="ce25" office:value-type="float" office:value="2632" calcext:value-type="float">
            <text:p><text:s text:c="3"/>2,632</text:p>
          </table:table-cell>
          <table:table-cell table:style-name="ce25" office:value-type="float" office:value="994" calcext:value-type="float">
            <text:p><text:s text:c="3"/>994</text:p>
          </table:table-cell>
          <table:table-cell table:style-name="ce25" office:value-type="float" office:value="1456" calcext:value-type="float">
            <text:p><text:s text:c="3"/>1,456</text:p>
          </table:table-cell>
          <table:table-cell table:style-name="ce25" office:value-type="float" office:value="3703" calcext:value-type="float">
            <text:p><text:s text:c="3"/>3,703</text:p>
          </table:table-cell>
          <table:table-cell table:style-name="ce25" office:value-type="float" office:value="137" calcext:value-type="float">
            <text:p><text:s text:c="3"/>13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39" calcext:value-type="float">
            <text:p><text:s text:c="3"/>1,939</text:p>
          </table:table-cell>
          <table:table-cell table:style-name="ce25" office:value-type="float" office:value="22547" calcext:value-type="float">
            <text:p><text:s text:c="3"/>22,547</text:p>
          </table:table-cell>
          <table:table-cell table:style-name="ce25" office:value-type="float" office:value="31" calcext:value-type="float">
            <text:p><text:s text:c="3"/>31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4" office:value-type="float" office:value="1830" calcext:value-type="float">
            <text:p><text:s text:c="3"/>1,83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742" calcext:value-type="float">
            <text:p>13,742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995" calcext:value-type="float">
            <text:p>3,995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116" calcext:value-type="float">
            <text:p>11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91" calcext:value-type="float">
            <text:p>5,391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2758" calcext:value-type="float">
            <text:p>12,758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1656" calcext:value-type="float">
            <text:p>1,656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1786" calcext:value-type="float">
            <text:p>1,786</text:p>
          </table:table-cell>
          <table:table-cell table:style-name="ce26" office:value-type="float" office:value="91" calcext:value-type="float">
            <text:p>9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91" calcext:value-type="float">
            <text:p>5,39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984" calcext:value-type="float">
            <text:p>98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449" calcext:value-type="float">
            <text:p>6,449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64" calcext:value-type="float">
            <text:p>1,864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688" calcext:value-type="float">
            <text:p>688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28" calcext:value-type="float">
            <text:p>2,528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985" calcext:value-type="float">
            <text:p>5,985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11" calcext:value-type="float">
            <text:p>1,011</text:p>
          </table:table-cell>
          <table:table-cell table:style-name="ce27" office:value-type="float" office:value="799" calcext:value-type="float">
            <text:p>799</text:p>
          </table:table-cell>
          <table:table-cell table:style-name="ce27" office:value-type="float" office:value="258" calcext:value-type="float">
            <text:p>25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881" calcext:value-type="float">
            <text:p>881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28" calcext:value-type="float">
            <text:p>2,52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464" calcext:value-type="float">
            <text:p>46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293" calcext:value-type="float">
            <text:p>7,293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773" calcext:value-type="float">
            <text:p>6,773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520" calcext:value-type="float">
            <text:p>52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772" calcext:value-type="float">
            <text:p>8,772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67" calcext:value-type="float">
            <text:p>3,667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835" calcext:value-type="float">
            <text:p>10,835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3995" calcext:value-type="float">
            <text:p>3,99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109" calcext:value-type="float">
            <text:p>1,109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67" calcext:value-type="float">
            <text:p>3,667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-2063" calcext:value-type="float">
            <text:p><text:s/>－2,06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60" calcext:value-type="float">
            <text:p>3,960</text:p>
          </table:table-cell>
          <table:table-cell table:style-name="ce27" office:value-type="float" office:value="513" calcext:value-type="float">
            <text:p>513</text:p>
          </table:table-cell>
          <table:table-cell table:style-name="ce27" office:value-type="float" office:value="1011" calcext:value-type="float">
            <text:p>1,0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13" calcext:value-type="float">
            <text:p>1,713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54" calcext:value-type="float">
            <text:p>5,054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1864" calcext:value-type="float">
            <text:p>1,86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551" calcext:value-type="float">
            <text:p>551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13" calcext:value-type="float">
            <text:p>1,7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1094" calcext:value-type="float">
            <text:p><text:s/>－1,09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812" calcext:value-type="float">
            <text:p>4,812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781" calcext:value-type="float">
            <text:p>5,781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969" calcext:value-type="float">
            <text:p><text:s/>－96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565" calcext:value-type="float">
            <text:p>8,565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1656" calcext:value-type="float">
            <text:p>1,656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21" calcext:value-type="float">
            <text:p>3,921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048" calcext:value-type="float">
            <text:p>7,048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987" calcext:value-type="float">
            <text:p>98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21" calcext:value-type="float">
            <text:p>3,92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517" calcext:value-type="float">
            <text:p>1,51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57" calcext:value-type="float">
            <text:p>3,957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799" calcext:value-type="float">
            <text:p>799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85" calcext:value-type="float">
            <text:p>3,285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672" calcext:value-type="float">
            <text:p>67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608" calcext:value-type="float">
            <text:p>4,608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845" calcext:value-type="float">
            <text:p>84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3736" calcext:value-type="float">
            <text:p>13,736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847" calcext:value-type="float">
            <text:p>2,847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435" calcext:value-type="float">
            <text:p>8,435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516" calcext:value-type="float">
            <text:p>11,516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1702" calcext:value-type="float">
            <text:p>1,702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435" calcext:value-type="float">
            <text:p>8,43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220" calcext:value-type="float">
            <text:p>2,22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199" calcext:value-type="float">
            <text:p>6,199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258" calcext:value-type="float">
            <text:p>258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276" calcext:value-type="float">
            <text:p>1,276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31" calcext:value-type="float">
            <text:p>3,83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318" calcext:value-type="float">
            <text:p>5,318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31" calcext:value-type="float">
            <text:p>3,83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881" calcext:value-type="float">
            <text:p>88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537" calcext:value-type="float">
            <text:p>7,537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604" calcext:value-type="float">
            <text:p>4,604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198" calcext:value-type="float">
            <text:p>6,19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604" calcext:value-type="float">
            <text:p>4,60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339" calcext:value-type="float">
            <text:p>1,33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496" calcext:value-type="float">
            <text:p>6,496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688" calcext:value-type="float">
            <text:p>688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53" calcext:value-type="float">
            <text:p>4,253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961" calcext:value-type="float">
            <text:p>5,961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53" calcext:value-type="float">
            <text:p>4,25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535" calcext:value-type="float">
            <text:p>53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07" calcext:value-type="float">
            <text:p>3,007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float" office:value="77" calcext:value-type="float">
            <text:p>77</text:p>
          </table:table-cell>
          <table:table-cell table:style-name="ce27" office:value-type="float" office:value="0" calcext:value-type="float">
            <text:p>-</text:p>
          </table:table-cell>
          <table:table-cell table:number-columns-repeated="2" table:style-name="ce27" office:value-type="float" office:value="321" calcext:value-type="float">
            <text:p>321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23" calcext:value-type="float">
            <text:p>1,92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718" calcext:value-type="float">
            <text:p>2,71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23" calcext:value-type="float">
            <text:p>1,92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289" calcext:value-type="float">
            <text:p>28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46" calcext:value-type="float">
            <text:p>24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008" calcext:value-type="float">
            <text:p>10,008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89" calcext:value-type="float">
            <text:p>6,789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714" calcext:value-type="float">
            <text:p>9,714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37" calcext:value-type="float">
            <text:p>1,137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89" calcext:value-type="float">
            <text:p>6,78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94" calcext:value-type="float">
            <text:p>29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29" calcext:value-type="float">
            <text:p>4,629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51" calcext:value-type="float">
            <text:p>3,15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562" calcext:value-type="float">
            <text:p>4,562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57" calcext:value-type="float">
            <text:p>557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51" calcext:value-type="float">
            <text:p>3,15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67" calcext:value-type="float">
            <text:p>6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379" calcext:value-type="float">
            <text:p>5,379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38" calcext:value-type="float">
            <text:p>3,63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227" calcext:value-type="float">
            <text:p>22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0944" calcext:value-type="float">
            <text:p><text:s text:c="3"/>20,944</text:p>
          </table:table-cell>
          <table:table-cell table:style-name="ce29" office:value-type="float" office:value="544" calcext:value-type="float">
            <text:p><text:s text:c="3"/>544</text:p>
          </table:table-cell>
          <table:table-cell table:style-name="ce29" office:value-type="float" office:value="1786" calcext:value-type="float">
            <text:p><text:s text:c="3"/>1,786</text:p>
          </table:table-cell>
          <table:table-cell table:style-name="ce29" office:value-type="float" office:value="1109" calcext:value-type="float">
            <text:p><text:s text:c="3"/>1,109</text:p>
          </table:table-cell>
          <table:table-cell table:style-name="ce29" office:value-type="float" office:value="987" calcext:value-type="float">
            <text:p><text:s text:c="3"/>987</text:p>
          </table:table-cell>
          <table:table-cell table:style-name="ce29" office:value-type="float" office:value="1702" calcext:value-type="float">
            <text:p><text:s text:c="3"/>1,702</text:p>
          </table:table-cell>
          <table:table-cell table:style-name="ce29" office:value-type="float" office:value="489" calcext:value-type="float">
            <text:p><text:s text:c="3"/>489</text:p>
          </table:table-cell>
          <table:table-cell table:style-name="ce29" office:value-type="float" office:value="1137" calcext:value-type="float">
            <text:p><text:s text:c="3"/>1,13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7" calcext:value-type="float">
            <text:p><text:s text:c="3"/>9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631" calcext:value-type="float">
            <text:p><text:s text:c="3"/>3,631</text:p>
          </table:table-cell>
          <table:table-cell table:style-name="ce29" office:value-type="float" office:value="9160" calcext:value-type="float">
            <text:p><text:s text:c="3"/>9,160</text:p>
          </table:table-cell>
          <table:table-cell table:style-name="ce29" office:value-type="float" office:value="300" calcext:value-type="float">
            <text:p><text:s text:c="3"/>300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21288" calcext:value-type="float">
            <text:p><text:s text:c="3"/>21,288</text:p>
          </table:table-cell>
          <table:table-cell table:style-name="ce29" office:value-type="float" office:value="342" calcext:value-type="float">
            <text:p><text:s text:c="3"/>342</text:p>
          </table:table-cell>
          <table:table-cell table:style-name="ce29" office:value-type="float" office:value="1450" calcext:value-type="float">
            <text:p><text:s text:c="3"/>1,450</text:p>
          </table:table-cell>
          <table:table-cell table:style-name="ce29" office:value-type="float" office:value="685" calcext:value-type="float">
            <text:p><text:s text:c="3"/>685</text:p>
          </table:table-cell>
          <table:table-cell table:style-name="ce29" office:value-type="float" office:value="1194" calcext:value-type="float">
            <text:p><text:s text:c="3"/>1,194</text:p>
          </table:table-cell>
          <table:table-cell table:style-name="ce29" office:value-type="float" office:value="2847" calcext:value-type="float">
            <text:p><text:s text:c="3"/>2,847</text:p>
          </table:table-cell>
          <table:table-cell table:style-name="ce29" office:value-type="float" office:value="688" calcext:value-type="float">
            <text:p><text:s text:c="3"/>688</text:p>
          </table:table-cell>
          <table:table-cell table:style-name="ce29" office:value-type="float" office:value="1176" calcext:value-type="float">
            <text:p><text:s text:c="3"/>1,17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7" calcext:value-type="float">
            <text:p><text:s text:c="3"/>9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631" calcext:value-type="float">
            <text:p><text:s text:c="3"/>3,631</text:p>
          </table:table-cell>
          <table:table-cell table:style-name="ce29" office:value-type="float" office:value="9160" calcext:value-type="float">
            <text:p><text:s text:c="3"/>9,160</text:p>
          </table:table-cell>
          <table:table-cell table:style-name="ce29" office:value-type="float" office:value="15" calcext:value-type="float">
            <text:p><text:s text:c="3"/>15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344" calcext:value-type="float">
            <text:p><text:s/>－34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859" calcext:value-type="float">
            <text:p><text:s text:c="3"/>9,859</text:p>
          </table:table-cell>
          <table:table-cell table:style-name="ce30" office:value-type="float" office:value="250" calcext:value-type="float">
            <text:p><text:s text:c="3"/>250</text:p>
          </table:table-cell>
          <table:table-cell table:style-name="ce30" office:value-type="float" office:value="881" calcext:value-type="float">
            <text:p><text:s text:c="3"/>881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489" calcext:value-type="float">
            <text:p><text:s text:c="3"/>489</text:p>
          </table:table-cell>
          <table:table-cell table:style-name="ce30" office:value-type="float" office:value="829" calcext:value-type="float">
            <text:p><text:s text:c="3"/>829</text:p>
          </table:table-cell>
          <table:table-cell table:style-name="ce30" office:value-type="float" office:value="228" calcext:value-type="float">
            <text:p><text:s text:c="3"/>228</text:p>
          </table:table-cell>
          <table:table-cell table:style-name="ce30" office:value-type="float" office:value="557" calcext:value-type="float">
            <text:p><text:s text:c="3"/>55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9" calcext:value-type="float">
            <text:p><text:s text:c="3"/>6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94" calcext:value-type="float">
            <text:p><text:s text:c="3"/>1,694</text:p>
          </table:table-cell>
          <table:table-cell table:style-name="ce30" office:value-type="float" office:value="4222" calcext:value-type="float">
            <text:p><text:s text:c="3"/>4,222</text:p>
          </table:table-cell>
          <table:table-cell table:style-name="ce30" office:value-type="float" office:value="89" calcext:value-type="float">
            <text:p><text:s text:c="3"/>89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9862" calcext:value-type="float">
            <text:p><text:s text:c="3"/>9,862</text:p>
          </table:table-cell>
          <table:table-cell table:style-name="ce30" office:value-type="float" office:value="145" calcext:value-type="float">
            <text:p><text:s text:c="3"/>145</text:p>
          </table:table-cell>
          <table:table-cell table:style-name="ce30" office:value-type="float" office:value="688" calcext:value-type="float">
            <text:p><text:s text:c="3"/>688</text:p>
          </table:table-cell>
          <table:table-cell table:style-name="ce30" office:value-type="float" office:value="312" calcext:value-type="float">
            <text:p><text:s text:c="3"/>312</text:p>
          </table:table-cell>
          <table:table-cell table:style-name="ce30" office:value-type="float" office:value="573" calcext:value-type="float">
            <text:p><text:s text:c="3"/>573</text:p>
          </table:table-cell>
          <table:table-cell table:style-name="ce30" office:value-type="float" office:value="1276" calcext:value-type="float">
            <text:p><text:s text:c="3"/>1,276</text:p>
          </table:table-cell>
          <table:table-cell table:style-name="ce30" office:value-type="float" office:value="321" calcext:value-type="float">
            <text:p><text:s text:c="3"/>321</text:p>
          </table:table-cell>
          <table:table-cell table:style-name="ce30" office:value-type="float" office:value="560" calcext:value-type="float">
            <text:p><text:s text:c="3"/>56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1" calcext:value-type="float">
            <text:p><text:s text:c="3"/>6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94" calcext:value-type="float">
            <text:p><text:s text:c="3"/>1,694</text:p>
          </table:table-cell>
          <table:table-cell table:style-name="ce30" office:value-type="float" office:value="4222" calcext:value-type="float">
            <text:p><text:s text:c="3"/>4,222</text:p>
          </table:table-cell>
          <table:table-cell table:style-name="ce30" office:value-type="float" office:value="8" calcext:value-type="float">
            <text:p><text:s text:c="3"/>8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085" calcext:value-type="float">
            <text:p><text:s text:c="3"/>11,085</text:p>
          </table:table-cell>
          <table:table-cell table:style-name="ce31" office:value-type="float" office:value="294" calcext:value-type="float">
            <text:p><text:s text:c="3"/>294</text:p>
          </table:table-cell>
          <table:table-cell table:style-name="ce31" office:value-type="float" office:value="905" calcext:value-type="float">
            <text:p><text:s text:c="3"/>905</text:p>
          </table:table-cell>
          <table:table-cell table:style-name="ce31" office:value-type="float" office:value="558" calcext:value-type="float">
            <text:p><text:s text:c="3"/>558</text:p>
          </table:table-cell>
          <table:table-cell table:style-name="ce31" office:value-type="float" office:value="498" calcext:value-type="float">
            <text:p><text:s text:c="3"/>498</text:p>
          </table:table-cell>
          <table:table-cell table:style-name="ce31" office:value-type="float" office:value="873" calcext:value-type="float">
            <text:p><text:s text:c="3"/>87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580" calcext:value-type="float">
            <text:p><text:s text:c="3"/>58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37" calcext:value-type="float">
            <text:p><text:s text:c="3"/>1,937</text:p>
          </table:table-cell>
          <table:table-cell table:style-name="ce31" office:value-type="float" office:value="4938" calcext:value-type="float">
            <text:p><text:s text:c="3"/>4,938</text:p>
          </table:table-cell>
          <table:table-cell table:style-name="ce31" office:value-type="float" office:value="211" calcext:value-type="float">
            <text:p><text:s text:c="3"/>211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1426" calcext:value-type="float">
            <text:p><text:s text:c="3"/>11,426</text:p>
          </table:table-cell>
          <table:table-cell table:style-name="ce31" office:value-type="float" office:value="197" calcext:value-type="float">
            <text:p><text:s text:c="3"/>197</text:p>
          </table:table-cell>
          <table:table-cell table:style-name="ce31" office:value-type="float" office:value="762" calcext:value-type="float">
            <text:p><text:s text:c="3"/>762</text:p>
          </table:table-cell>
          <table:table-cell table:style-name="ce31" office:value-type="float" office:value="373" calcext:value-type="float">
            <text:p><text:s text:c="3"/>373</text:p>
          </table:table-cell>
          <table:table-cell table:style-name="ce31" office:value-type="float" office:value="621" calcext:value-type="float">
            <text:p><text:s text:c="3"/>621</text:p>
          </table:table-cell>
          <table:table-cell table:style-name="ce31" office:value-type="float" office:value="1571" calcext:value-type="float">
            <text:p><text:s text:c="3"/>1,571</text:p>
          </table:table-cell>
          <table:table-cell table:style-name="ce31" office:value-type="float" office:value="367" calcext:value-type="float">
            <text:p><text:s text:c="3"/>367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37" calcext:value-type="float">
            <text:p><text:s text:c="3"/>1,937</text:p>
          </table:table-cell>
          <table:table-cell table:style-name="ce31" office:value-type="float" office:value="4938" calcext:value-type="float">
            <text:p><text:s text:c="3"/>4,938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341" calcext:value-type="float">
            <text:p><text:s/>－34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55" calcext:value-type="float">
            <text:p>1,75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75" calcext:value-type="float">
            <text:p>97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156" calcext:value-type="float">
            <text:p>15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45" calcext:value-type="float">
            <text:p>44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67" calcext:value-type="float">
            <text:p>6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30" calcext:value-type="float">
            <text:p>5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9" calcext:value-type="float">
            <text:p>8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38" calcext:value-type="float">
            <text:p>2,23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30" calcext:value-type="float">
            <text:p>1,63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608" calcext:value-type="float">
            <text:p>60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332" calcext:value-type="float">
            <text:p>33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36" calcext:value-type="float">
            <text:p>1,13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76" calcext:value-type="float">
            <text:p>27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8" calcext:value-type="float">
            <text:p>1,30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17" calcext:value-type="float">
            <text:p>217</text:p>
          </table:table-cell>
          <table:table-cell table:number-columns-repeated="2"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494" calcext:value-type="float">
            <text:p>49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21" calcext:value-type="float">
            <text:p>22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7" calcext:value-type="float">
            <text:p>15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272" calcext:value-type="float">
            <text:p>27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440" calcext:value-type="float">
            <text:p>3,44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2129" calcext:value-type="float">
            <text:p>2,12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02" calcext:value-type="float">
            <text:p>4,20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066" calcext:value-type="float">
            <text:p>1,06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2129" calcext:value-type="float">
            <text:p>2,12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762" calcext:value-type="float">
            <text:p><text:s/>－76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29" calcext:value-type="float">
            <text:p><text:s/>－32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36" calcext:value-type="float">
            <text:p>1,83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129" calcext:value-type="float">
            <text:p>1,12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69" calcext:value-type="float">
            <text:p>2,26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129" calcext:value-type="float">
            <text:p>1,12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33" calcext:value-type="float">
            <text:p><text:s/>－43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2" table:style-name="ce32" office:value-type="float" office:value="36" calcext:value-type="float">
            <text:p>36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4" calcext:value-type="float">
            <text:p>1,33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14" calcext:value-type="float">
            <text:p><text:s/>－11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05" calcext:value-type="float">
            <text:p>205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8" calcext:value-type="float">
            <text:p><text:s/>－3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225" calcext:value-type="float">
            <text:p>2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6" calcext:value-type="float">
            <text:p><text:s/>－7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79" calcext:value-type="float">
            <text:p>1,87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693" calcext:value-type="float">
            <text:p>69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26" calcext:value-type="float">
            <text:p><text:s/>－22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318" calcext:value-type="float">
            <text:p>31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9" calcext:value-type="float">
            <text:p>1,00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375" calcext:value-type="float">
            <text:p>37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46" calcext:value-type="float">
            <text:p><text:s/>－146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65" calcext:value-type="float">
            <text:p>1,16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353" calcext:value-type="float">
            <text:p>35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05" calcext:value-type="float">
            <text:p><text:s/>－20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58" calcext:value-type="float">
            <text:p>15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2" calcext:value-type="float">
            <text:p><text:s/>－7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95" calcext:value-type="float">
            <text:p>1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33" calcext:value-type="float">
            <text:p><text:s/>－13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99" calcext:value-type="float">
            <text:p>2,09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52" calcext:value-type="float">
            <text:p>2,15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034" calcext:value-type="float">
            <text:p>1,03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53" calcext:value-type="float">
            <text:p><text:s/>－5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67" calcext:value-type="float">
            <text:p>46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27" calcext:value-type="float">
            <text:p>1,127</text:p>
          </table:table-cell>
          <table:table-cell table:number-columns-repeated="2" table:style-name="ce34" office:value-type="float" office:value="29" calcext:value-type="float">
            <text:p>29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60" calcext:value-type="float">
            <text:p>1,16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67" calcext:value-type="float">
            <text:p>567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1" calcext:value-type="float">
            <text:p>3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97" calcext:value-type="float">
            <text:p>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26" calcext:value-type="float">
            <text:p>1,1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9" calcext:value-type="float">
            <text:p>1,13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615" calcext:value-type="float">
            <text:p>6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66" calcext:value-type="float">
            <text:p>26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45" calcext:value-type="float">
            <text:p>4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49" calcext:value-type="float">
            <text:p>34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05" calcext:value-type="float">
            <text:p>10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36" calcext:value-type="float">
            <text:p>1,43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8" calcext:value-type="float">
            <text:p>1,3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18" calcext:value-type="float">
            <text:p>11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97" calcext:value-type="float">
            <text:p>29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3" calcext:value-type="float">
            <text:p>6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2" calcext:value-type="float">
            <text:p>78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55" calcext:value-type="float">
            <text:p>5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02" calcext:value-type="float">
            <text:p>1,40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07" calcext:value-type="float">
            <text:p>1,50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05" calcext:value-type="float">
            <text:p><text:s/>－10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25" calcext:value-type="float">
            <text:p>22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3" calcext:value-type="float">
            <text:p><text:s/>－7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2" calcext:value-type="float">
            <text:p><text:s/>－3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272" calcext:value-type="float">
            <text:p>27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9" calcext:value-type="float">
            <text:p><text:s/>－3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52" calcext:value-type="float">
            <text:p>15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22" calcext:value-type="float">
            <text:p>62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97" calcext:value-type="float">
            <text:p>9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97" calcext:value-type="float">
            <text:p>9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46" calcext:value-type="float">
            <text:p>2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77" calcext:value-type="float">
            <text:p><text:s/>－77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69" calcext:value-type="float">
            <text:p>6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7" calcext:value-type="float">
            <text:p>1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37" calcext:value-type="float">
            <text:p><text:s/>－3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0" calcext:value-type="float">
            <text:p>24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9" calcext:value-type="float">
            <text:p><text:s/>－3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2" calcext:value-type="float">
            <text:p>1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8" calcext:value-type="float">
            <text:p>10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8" calcext:value-type="float">
            <text:p><text:s/>－3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